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4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2a3f6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4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3"><text:span text:style-name="T10">1.8.1 </text:span><text:span text:style-name="T11">Compresión de un gas a temperatura constante (Ley de Boyle)</text:span></text:p>
      <text:p text:style-name="P63"><text:span text:style-name="T10">1.8.2 </text:span><text:span text:style-name="T11">Expansión de un gas a presión constante (Ley de Gay-Lussac)</text:span></text:p>
      <text:p text:style-name="P63"><text:span text:style-name="T11">1.</text:span><text:span text:style-name="T12">8.3 </text:span><text:span text:style-name="T11">Mezcla de gases (Ley de Dalton)</text:span></text:p>
      <text:p text:style-name="P65">Comentem exercicis 1.9-1 a 3.</text:p>
      <text:p text:style-name="P64"/>
      <text:p text:style-name="P66"/>
      <text:p text:style-name="P134">Dimecres <text:tab/>11/10/23</text:p>
      <text:p text:style-name="P21"><text:a xlink:type="simple" xlink:href="https://paulinoposada.github.io/web_fred/apunts/unitat_1/fred_apunts_ud_1_2_gs.pdf">Unitat 1.2</text:a></text:p>
      <text:p text:style-name="P66">Comentem, exercicis 1.9-4 i 5</text:p>
      <text:p text:style-name="P66">Comentem apartat 1.10 Caudal y velocidad</text:p>
      <text:p text:style-name="P67">Comentem apartat 1.10.<text:span text:style-name="T13">1</text:span> C<text:span text:style-name="T13">onservación del caudal volumétrico</text:span></text:p>
      <text:p text:style-name="P66"/>
      <text:p text:style-name="P134"/>
      <text:p text:style-name="P134">Dilluns <text:tab/>16/10/23</text:p>
      <text:p text:style-name="P68"><text:a xlink:type="simple" xlink:href="https://paulinoposada.github.io/web_fred/apunts/unitat_1/fred_apunts_ud_1_3_gs.pdf">Unitat 1.3</text:a></text:p>
      <text:p text:style-name="P68">Comentem apartats:</text:p>
      <text:p text:style-name="P68">1.1 Ciclo frigorífico</text:p>
      <text:p text:style-name="P68">1.1.1 Coeficiente de funcionamiento COP y EER</text:p>
      <text:p text:style-name="P68">1.1.2 Componentes de la instalación frigorífica</text:p>
      <text:p text:style-name="P68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4"/>
      <text:p text:style-name="P135">Dimecres <text:tab/>18/10/23</text:p>
      <text:p text:style-name="P75">Examen i solució d'examen.</text:p>
      <text:p text:style-name="P75"/>
      <text:p text:style-name="P75"/>
      <text:p text:style-name="P136">Di<text:span text:style-name="T17">jous</text:span> <text:tab/>1<text:span text:style-name="T17">9</text:span>/10/23</text:p>
      <text:p text:style-name="P69"><text:a xlink:type="simple" xlink:href="https://paulinoposada.github.io/web_fred/apunts/unitat_1/fred_apunts_ud_1_3_gs.pdf">Unitat 1.3</text:a></text:p>
      <text:p text:style-name="P76">Comentem apartat 1.2 Ejercicios ciclo frigorífico.</text:p>
      <text:p text:style-name="P76">Exercici 1.2-1</text:p>
      <text:p text:style-name="P76"/>
      <text:p text:style-name="P76"/>
      <text:p text:style-name="P137">Di<text:span text:style-name="T18">vendres</text:span> <text:tab/><text:span text:style-name="T18">20</text:span>/10/23</text:p>
      <text:p text:style-name="P70"><text:a xlink:type="simple" xlink:href="https://paulinoposada.github.io/web_fred/apunts/unitat_1/fred_apunts_ud_1_3_gs.pdf">Unitat 1.3</text:a></text:p>
      <text:p text:style-name="P77">Comentem apartat 1.2 Ejercicios ciclo frigorífico.</text:p>
      <text:p text:style-name="P77"><text:span text:style-name="T18">Comentem e</text:span>xercici 1.2-<text:span text:style-name="T18">2</text:span></text:p>
      <text:p text:style-name="P77"/>
      <text:p text:style-name="P77"/>
      <text:p text:style-name="P145">Di<text:span text:style-name="T19">lluns</text:span> <text:tab/><text:span text:style-name="T18">23</text:span>/10/23</text:p>
      <text:p text:style-name="P71"><text:a xlink:type="simple" xlink:href="https://paulinoposada.github.io/web_fred/apunts/unitat_1/fred_apunts_ud_1_3_gs.pdf">Unitat 1.3</text:a></text:p>
      <text:p text:style-name="P78">Comentem apartat 1.2 Ejercicios ciclo frigorífico.</text:p>
      <text:p text:style-name="P78"><text:span text:style-name="T18">Comentem e</text:span>xercici 1.2-<text:span text:style-name="T19">3</text:span></text:p>
      <text:p text:style-name="P138"/>
      <text:p text:style-name="P138">Di<text:span text:style-name="T20">marts</text:span> <text:tab/><text:span text:style-name="T18">24</text:span>/10/23</text:p>
      <text:p text:style-name="P72"><text:a xlink:type="simple" xlink:href="https://paulinoposada.github.io/web_fred/apunts/unitat_1/fred_apunts_ud_1_3_gs.pdf">Unitat 1.3</text:a></text:p>
      <text:p text:style-name="P79">Comentem apartat 1.2 Ejercicios ciclo frigorífico.</text:p>
      <text:p text:style-name="P79"><text:span text:style-name="T18">Comentem e</text:span>xercici 1.2-<text:span text:style-name="T20">4</text:span></text:p>
      <text:p text:style-name="P79"/>
      <text:p text:style-name="P139">Di<text:span text:style-name="T20">mecres</text:span> <text:tab/><text:span text:style-name="T18">25</text:span>/10/23</text:p>
      <text:p text:style-name="P73"><text:a xlink:type="simple" xlink:href="https://paulinoposada.github.io/web_fred/apunts/unitat_1/fred_apunts_ud_1_3_gs.pdf">Unitat 1.3</text:a></text:p>
      <text:p text:style-name="P80">Comentem apartat 1.2 Ejercicios ciclo frigorífico.</text:p>
      <text:p text:style-name="P81">Comentem exercici 1.2-5</text:p>
      <text:p text:style-name="P81">Comentem apartat 1.3 Influencia del sobrecalentamiento y el subenfriamiento en la eficiencia y el compresor.</text:p>
      <text:p text:style-name="P80"/>
      <text:p text:style-name="P80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2">Sortida <text:span text:style-name="T24">golondrinas</text:span>.</text:p>
      <text:p text:style-name="P82"/>
      <text:p text:style-name="P82"/>
      <text:p text:style-name="P48">D<text:span text:style-name="T21">illuns</text:span><text:tab/><text:span text:style-name="T22">27</text:span>/<text:span text:style-name="T23">10</text:span>/23</text:p>
      <text:p text:style-name="P85">Terminem de comentar <text:a xlink:type="simple" xlink:href="https://paulinoposada.github.io/web_fred/apunts/unitat_1/fred_apunts_ud_1_3_gs.pdf"><text:span text:style-name="T25">Unitat 1.3</text:span></text:a> , apartats </text:p>
      <text:p text:style-name="P85">1.4 Punts medició temperatura i pressió </text:p>
      <text:p text:style-name="P85">1.5 Simbologia</text:p>
      <text:p text:style-name="P85"/>
      <text:p text:style-name="P85">Comencem amb <text:a xlink:type="simple" xlink:href="https://paulinoposada.github.io/web_fred/apunts/unitat_2/fred_apunts_ud2_1_gs.pdf">Unitat 2.1</text:a></text:p>
      <text:p text:style-name="P85">Comentem 2.1.1.1 Compressor hermètics</text:p>
      <text:p text:style-name="P83"/>
      <text:p text:style-name="P49">D<text:span text:style-name="T21">imarts</text:span><text:tab/><text:span text:style-name="T26">31</text:span>/<text:span text:style-name="T23">10</text:span>/23</text:p>
      <text:p text:style-name="P86"><text:a xlink:type="simple" xlink:href="https://paulinoposada.github.io/web_fred/apunts/unitat_2/fred_apunts_ud2_1_gs.pdf">Unitat 2.1</text:a></text:p>
      <text:p text:style-name="P86">Comentem <text:span text:style-name="T26">exemple </text:span>2.1.1.1-<text:span text:style-name="T26">1</text:span></text:p>
      <text:p text:style-name="P94">Comentem apartats 2.1.1.2, 2.1.1.3, 2.1.2.1, 2.1.2.1.1 i 2.1.2.1.2</text:p>
      <text:p text:style-name="P96">Baixem al taller i desmuntem compressor obert.</text:p>
      <text:p text:style-name="P84"/>
      <text:p text:style-name="P84"/>
      <text:p text:style-name="P140">D<text:span text:style-name="T21">imecres</text:span><text:tab/><text:span text:style-name="T27">01</text:span>/<text:span text:style-name="T23">11</text:span>/23</text:p>
      <text:p text:style-name="P102">Festiu Tots sants</text:p>
      <text:p text:style-name="P141"/>
      <text:p text:style-name="P141"/>
      <text:p text:style-name="P50">D<text:span text:style-name="T21">ijous</text:span><text:tab/><text:span text:style-name="T27">02</text:span>/<text:span text:style-name="T23">11</text:span>/23</text:p>
      <text:p text:style-name="P87"><text:a xlink:type="simple" xlink:href="https://paulinoposada.github.io/web_fred/apunts/unitat_2/fred_apunts_ud2_1_gs.pdf">Unitat 2.1</text:a></text:p>
      <text:p text:style-name="P97">Comentem exemple 2.1.2.2-1</text:p>
      <text:p text:style-name="P100">Comentem que la causa de la reducció de la poténcia frigorífica quan baixa la temparatura de evaporació és la baixada de densitat del refgrigerant i en conseqüència la baixada del cabal de massa.</text:p>
      <text:p text:style-name="P95"/>
      <text:p text:style-name="P143">D<text:span text:style-name="T21">ivendres</text:span><text:tab/><text:span text:style-name="T27">03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98">Comentem exemple 2.1.2.2-1</text:p>
      <text:p text:style-name="P103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1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09">Baixem al taller.</text:p>
      <text:p text:style-name="P109">Comencem pràctica 1, soldadura tova.</text:p>
      <text:p text:style-name="P104"/>
      <text:p text:style-name="P84"/>
      <text:p text:style-name="P52">D<text:span text:style-name="T21">imarts</text:span><text:tab/><text:span text:style-name="T27">07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99"><text:span text:style-name="T28">Terminem de comentar e</text:span>xemple 2.1.2.2-1</text:p>
      <text:p text:style-name="P113">Comencem a comentar exemple <text:span text:style-name="T27">2.1.2.2-</text:span>2</text:p>
      <text:p text:style-name="P105"/>
      <text:p text:style-name="P110"/>
      <text:p text:style-name="P53">D<text:span text:style-name="T21">imecres</text:span><text:tab/><text:span text:style-name="T27">08</text:span>/<text:span text:style-name="T23">11</text:span>/23</text:p>
      <text:p text:style-name="P90"><text:a xlink:type="simple" xlink:href="https://paulinoposada.github.io/web_fred/apunts/unitat_2/fred_apunts_ud2_1_gs.pdf">Unitat 2.1</text:a></text:p>
      <text:p text:style-name="P114"><text:span text:style-name="T29">Terminem de </text:span>comentar exemple <text:span text:style-name="T27">2.1.2.2-</text:span>2</text:p>
      <text:p text:style-name="P116">Comencem amb l'apartat 2.1.2.3 Compresores rotativos de pistón rodante y paletas</text:p>
      <text:p text:style-name="P116">Comentem apartat 2.1.2.3.1 Compresor de pistón rodante (rolling piston compressor)</text:p>
      <text:p text:style-name="P106"/>
      <text:p text:style-name="P106"/>
      <text:p text:style-name="P54">D<text:span text:style-name="T21">ijous</text:span><text:tab/><text:tab/><text:span text:style-name="T27">09</text:span>/<text:span text:style-name="T23">11</text:span>/23</text:p>
      <text:p text:style-name="P91"><text:a xlink:type="simple" xlink:href="https://paulinoposada.github.io/web_fred/apunts/unitat_2/fred_apunts_ud2_1_gs.pdf">Unitat 2.1</text:a></text:p>
      <text:p text:style-name="P115"><text:span text:style-name="T29">Terminem de </text:span>comentar exemple <text:span text:style-name="T27">2.1.2.3.1-1</text:span></text:p>
      <text:p text:style-name="P117">Come<text:span text:style-name="T30">ntem</text:span> <text:span text:style-name="T30">e</text:span>l<text:span text:style-name="T30">s </text:span>apartat<text:span text:style-name="T30">s</text:span> </text:p>
      <text:p text:style-name="P117">2.1.2.3.<text:span text:style-name="T30">2</text:span> Compresor de paletas</text:p>
      <text:p text:style-name="P117">2.1.2.3.<text:span text:style-name="T30">3</text:span> Compresor de <text:span text:style-name="T30">tornillo</text:span></text:p>
      <text:p text:style-name="P117"/>
      <text:p text:style-name="P117"/>
      <text:p text:style-name="P55">D<text:span text:style-name="T21">ivendres</text:span><text:tab/><text:span text:style-name="T31">10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18">Comentem exrcici 2.2-1</text:p>
      <text:p text:style-name="P118"/>
      <text:p text:style-name="P118"/>
      <text:p text:style-name="P56">D<text:span text:style-name="T21">illuns</text:span><text:tab/><text:span text:style-name="T32">13</text:span>/<text:span text:style-name="T23">11</text:span>/23</text:p>
      <text:p text:style-name="P111">Baixem al taller.</text:p>
      <text:p text:style-name="P111">Co<text:span text:style-name="T32">ntinuem</text:span> pràctica 1, soldadura tova.</text:p>
      <text:p text:style-name="P107"/>
      <text:p text:style-name="P107"/>
      <text:p text:style-name="P57">D<text:span text:style-name="T21">imarts</text:span><text:tab/><text:span text:style-name="T32">14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19">Comentem ex<text:span text:style-name="T33">e</text:span>rcici<text:span text:style-name="T33">s</text:span> 2.2-<text:span text:style-name="T33">2 a 4</text:span></text:p>
      <text:p text:style-name="P119"/>
      <text:p text:style-name="P108"/>
      <text:p text:style-name="P57">D<text:span text:style-name="T21">imecres</text:span><text:tab/><text:span text:style-name="T32">15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19">Comentem ex<text:span text:style-name="T34">e</text:span>rcici<text:span text:style-name="T33">s</text:span> 2.2-<text:span text:style-name="T33">4 i 5.</text:span></text:p>
      <text:p text:style-name="P144">D<text:span text:style-name="T21">ijous</text:span><text:tab/><text:tab/><text:span text:style-name="T32">16</text:span>/<text:span text:style-name="T23">11</text:span>/23</text:p>
      <text:p text:style-name="P120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21">Comencem amb <text:a xlink:type="simple" xlink:href="https://paulinoposada.github.io/web_fred/apunts/unitat_2/fred_apunts_ud2_2_gs.pdf">Unitat 2.2</text:a></text:p>
      <text:p text:style-name="P121">Comentem apartats:</text:p>
      <text:p text:style-name="P121">2.1 Capacitat d'un condensador</text:p>
      <text:p text:style-name="P121">2.1.1 Efecto de la variación de la temperatura del medio portador de calor<text:line-break/>(mpc) en la temperatura de condensación</text:p>
      <text:p text:style-name="P122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23">Comencem amb <text:a xlink:type="simple" xlink:href="https://paulinoposada.github.io/web_fred/apunts/unitat_2/fred_apunts_ud2_2_gs.pdf">Unitat 2.2</text:a></text:p>
      <text:p text:style-name="P123"><text:span text:style-name="T36">Comencem a c</text:span>omentem apartat <text:span text:style-name="T36">2.2.1 Condensadors refredats per aire</text:span></text:p>
      <text:p text:style-name="P123"/>
      <text:p text:style-name="P59">D<text:span text:style-name="T21">illuns</text:span><text:tab/><text:span text:style-name="T37">20</text:span>/<text:span text:style-name="T23">11</text:span>/23</text:p>
      <text:p text:style-name="P124"><text:a xlink:type="simple" xlink:href="https://paulinoposada.github.io/web_fred/apunts/unitat_2/fred_apunts_ud2_2_gs.pdf">Unitat 2.2</text:a></text:p>
      <text:p text:style-name="P127">Comentem 2.2.1 <text:span text:style-name="T36">Condensadors refredats per aire</text:span></text:p>
      <text:p text:style-name="P127">Comencem a comentar 2.2.2.1 Condensadors coaxials a contracorrent</text:p>
      <text:p text:style-name="P123"/>
      <text:p text:style-name="P60">D<text:span text:style-name="T21">imarts</text:span><text:tab/><text:span text:style-name="T37">21</text:span>/<text:span text:style-name="T23">11</text:span>/23</text:p>
      <text:p text:style-name="P125"><text:a xlink:type="simple" xlink:href="https://paulinoposada.github.io/web_fred/apunts/unitat_2/fred_apunts_ud2_2_gs.pdf">Unitat 2.2</text:a></text:p>
      <text:p text:style-name="P129">Comentem </text:p>
      <text:p text:style-name="P131">2.2.2 Condensadores multitubulares</text:p>
      <text:p text:style-name="P131">2.2.2.1 Condesnadores coaxiales a contracorriente</text:p>
      <text:p text:style-name="P131">2.2.2.2 Condensadores multitubulares horizontales</text:p>
      <text:p text:style-name="P131"/>
      <text:p text:style-name="P128"/>
      <text:p text:style-name="P60">D<text:span text:style-name="T21">imecres</text:span><text:tab/><text:span text:style-name="T37">22</text:span>/<text:span text:style-name="T23">11</text:span>/23</text:p>
      <text:p text:style-name="P125"><text:a xlink:type="simple" xlink:href="https://paulinoposada.github.io/web_fred/apunts/unitat_2/fred_apunts_ud2_2_gs.pdf">Unitat 2.2</text:a></text:p>
      <text:p text:style-name="P128">Comentem</text:p>
      <text:p text:style-name="P131">4 Dispositivos de espansión</text:p>
      <text:p text:style-name="P131">4.1 Tubos capilares</text:p>
      <text:p text:style-name="P131"/>
      <text:p text:style-name="P128"/>
      <text:p text:style-name="P60">D<text:span text:style-name="T21">ijous</text:span><text:tab/><text:tab/><text:span text:style-name="T37">23</text:span>/<text:span text:style-name="T23">11</text:span>/23</text:p>
      <text:p text:style-name="P125"><text:a xlink:type="simple" xlink:href="https://paulinoposada.github.io/web_fred/apunts/unitat_2/fred_apunts_ud2_2_gs.pdf">Unitat 2.2</text:a></text:p>
      <text:p text:style-name="P129">Comentem </text:p>
      <text:p text:style-name="P131">4.2 Válvulas de expansión termostática</text:p>
      <text:p text:style-name="P131"/>
      <text:p text:style-name="P131"/>
      <text:p text:style-name="P61">D<text:span text:style-name="T21">ivendres</text:span><text:tab/><text:span text:style-name="T37">24</text:span>/<text:span text:style-name="T23">11</text:span>/23</text:p>
      <text:p text:style-name="P126"><text:a xlink:type="simple" xlink:href="https://paulinoposada.github.io/web_fred/apunts/unitat_2/fred_apunts_ud2_2_gs.pdf">Unitat 2.2</text:a></text:p>
      <text:p text:style-name="P130">Comentem <text:span text:style-name="T38">2.3 Exercicis condensadors</text:span></text:p>
      <text:p text:style-name="P133">Comentem exercici 2.3-1</text:p>
      <text:p text:style-name="P132"/>
      <text:p text:style-name="P128"/>
      <text:p text:style-name="P62">D<text:span text:style-name="T21">illuns</text:span><text:tab/><text:span text:style-name="T39">27</text:span>/<text:span text:style-name="T23">11</text:span>/23</text:p>
      <text:p text:style-name="P112">Baixem al taller.</text:p>
      <text:p text:style-name="P112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2"/>
      <text:p text:style-name="P112"/>
      <text:p text:style-name="P146"/>
      <text:p text:style-name="P151">D<text:span text:style-name="T21">imarts</text:span><text:tab/><text:span text:style-name="T37">28</text:span>/<text:span text:style-name="T23">11</text:span>/23</text:p>
      <text:p text:style-name="P148"><text:a xlink:type="simple" xlink:href="https://paulinoposada.github.io/web_fred/apunts/unitat_2/fred_apunts_ud2_2_gs.pdf">Unitat 2.2</text:a></text:p>
      <text:p text:style-name="P149">Comentem </text:p>
      <text:p text:style-name="P150">Comentem exercici<text:span text:style-name="T40">s</text:span> 2.3-<text:span text:style-name="T40">2 a 4.</text:span></text:p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8T22:43:54.876609661</dc:date>
    <meta:editing-duration>PT45M4S</meta:editing-duration>
    <meta:editing-cycles>55</meta:editing-cycles>
    <meta:document-statistic meta:table-count="0" meta:image-count="0" meta:object-count="2" meta:page-count="7" meta:paragraph-count="213" meta:word-count="894" meta:character-count="6142" meta:non-whitespace-character-count="5434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